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382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1.125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8"/>
    <style:style style:name="ce4" style:family="table-cell" style:parent-style-name="Default" style:data-style-name="N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3"/>
          <table:table-cell table:style-name="ce3" office:value-type="string">
            <text:p>Tiny (7%)</text:p>
          </table:table-cell>
          <table:table-cell table:style-name="ce3" office:value-type="string">
            <text:p>Small(24%)</text:p>
          </table:table-cell>
          <table:table-cell table:style-name="ce3" office:value-type="string">
            <text:p>Medium(38%)</text:p>
          </table:table-cell>
          <table:table-cell table:style-name="ce3" office:value-type="string">
            <text:p>Large(24%)</text:p>
          </table:table-cell>
          <table:table-cell table:style-name="ce3" office:value-type="string">
            <text:p>Huge(7%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3" office:value-type="string">
            <text:p>Avg. LOC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43">
            <text:p>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3" office:value-type="string">
            <text:p>Avg. LOC Tests</text:p>
          </table:table-cell>
          <table:table-cell table:style-name="ce4" table:formula="of:=AVERAGE([.B1:.B4])" office:value-type="float" office:value="4.5">
            <text:p>5</text:p>
          </table:table-cell>
          <table:table-cell table:style-name="ce4" table:formula="of:=AVERAGE([.B6:.B20])" office:value-type="float" office:value="4.53333333333333">
            <text:p>5</text:p>
          </table:table-cell>
          <table:table-cell table:style-name="ce4" table:formula="of:=AVERAGE([.B21:.B45])" office:value-type="float" office:value="3.78260869565217">
            <text:p>4</text:p>
          </table:table-cell>
          <table:table-cell table:style-name="ce4" table:formula="of:=AVERAGE([.B46:.B60])" office:value-type="float" office:value="2.46153846153846">
            <text:p>2</text:p>
          </table:table-cell>
          <table:table-cell table:style-name="ce4" table:formula="of:=AVERAGE([.B61:.B65])" office:value-type="float" office:value="16">
            <text:p>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>
            <draw:frame table:end-cell-address="Sheet1.L33" table:end-x="0.0689in" table:end-y="0.1902in" draw:z-index="0" draw:style-name="gr1" svg:width="5.6193in" svg:height="3.535in" svg:x="0.4173in" svg:y="0.1543in">
              <draw:object draw:notify-on-update-of-ranges="Sheet1.J8:Sheet1.J8 Sheet1.J9:Sheet1.J10 Sheet1.K8:Sheet1.K8 Sheet1.K9:Sheet1.K10 Sheet1.L8:Sheet1.L8 Sheet1.L9:Sheet1.L10 Sheet1.M8:Sheet1.M8 Sheet1.M9:Sheet1.M10 Sheet1.N8:Sheet1.N8 Sheet1.N9:Sheet1.N10 Sheet1.O8:Sheet1.O8 Sheet1.O9:Sheet1.O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table:number-columns-repeated="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10">
            <text:p>10</text:p>
          </table:table-cell>
          <table:table-cell table:number-columns-repeated="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18">
            <text:p>18</text:p>
          </table:table-cell>
          <table:table-cell table:number-columns-repeated="1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float" office:value="38">
            <text:p>38</text:p>
          </table:table-cell>
          <table:table-cell table:number-columns-repeated="1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41">
            <text:p>41</text:p>
          </table:table-cell>
          <table:table-cell table:number-columns-repeated="14"/>
        </table:table-row>
        <table:table-row table:style-name="ro1">
          <table:table-cell office:value-type="float" office:value="43">
            <text:p>43</text:p>
          </table:table-cell>
          <table:table-cell table:number-columns-repeated="14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 table:formula="of:=SUM([.A6:.A66])" office:value-type="float" office:value="952">
            <text:p>952</text:p>
          </table:table-cell>
          <table:table-cell table:style-name="Default"/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1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6">02/06/2011</text:date>, <text:time>22:5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ett Marcott</meta:initial-creator>
    <meta:creation-date>2011-02-06T22:53:22.31</meta:creation-date>
    <dc:date>2011-02-06T22:55:17.54</dc:date>
    <dc:creator>Brett Marcott</dc:creator>
    <meta:editing-duration>PT00H01M53S</meta:editing-duration>
    <meta:editing-cycles>4</meta:editing-cycles>
    <meta:generator>OpenOffice.org/3.2$Win32 OpenOffice.org_project/320m18$Build-9502</meta:generator>
    <meta:document-statistic meta:table-count="3" meta:cell-count="1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">
      <style:graphic-properties draw:fill-color="#004586"/>
      <style:text-properties fo:font-size="6pt" style:font-size-asian="6pt" style:font-size-complex="6pt"/>
    </style:style>
    <style:style style:name="ch8" style:family="chart" style:data-style-name="N1">
      <style:graphic-properties draw:fill-color="#ff420e"/>
      <style:text-properties fo:font-size="6pt" style:font-size-asian="6pt" style:font-size-complex="6pt"/>
    </style:style>
    <style:style style:name="ch9" style:family="chart" style:data-style-name="N1">
      <style:graphic-properties draw:fill-color="#ffd320"/>
      <style:text-properties fo:font-size="6pt" style:font-size-asian="6pt" style:font-size-complex="6pt"/>
    </style:style>
    <style:style style:name="ch10" style:family="chart" style:data-style-name="N1">
      <style:graphic-properties draw:fill-color="#579d1c"/>
      <style:text-properties fo:font-size="6pt" style:font-size-asian="6pt" style:font-size-complex="6pt"/>
    </style:style>
    <style:style style:name="ch11" style:family="chart" style:data-style-name="N1">
      <style:graphic-properties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274cm" svg:height="8.98cm" xlink:href=".." chart:class="chart:bar" chart:style-name="ch1">
        <chart:legend chart:legend-position="end" svg:x="11.593cm" svg:y="3.328cm" chart:style-name="ch2"/>
        <chart:plot-area chart:style-name="ch3" table:cell-range-address="Sheet1.J8:Sheet1.O10" chart:data-source-has-labels="both" svg:x="0.285cm" svg:y="0.179cm" svg:width="11.024cm" svg:height="8.443cm">
          <chart:axis chart:dimension="x" chart:name="primary-x" chart:style-name="ch4">
            <chart:categories table:cell-range-address="Sheet1.J9:Sheet1.J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9:Sheet1.K10" chart:label-cell-address="Sheet1.K8:Sheet1.K8" chart:class="chart:bar">
            <chart:data-point chart:repeated="2"/>
          </chart:series>
          <chart:series chart:style-name="ch8" chart:values-cell-range-address="Sheet1.L9:Sheet1.L10" chart:label-cell-address="Sheet1.L8:Sheet1.L8" chart:class="chart:bar">
            <chart:data-point chart:repeated="2"/>
          </chart:series>
          <chart:series chart:style-name="ch9" chart:values-cell-range-address="Sheet1.M9:Sheet1.M10" chart:label-cell-address="Sheet1.M8:Sheet1.M8" chart:class="chart:bar">
            <chart:data-point chart:repeated="2"/>
          </chart:series>
          <chart:series chart:style-name="ch10" chart:values-cell-range-address="Sheet1.N9:Sheet1.N10" chart:label-cell-address="Sheet1.N8:Sheet1.N8" chart:class="chart:bar">
            <chart:data-point chart:repeated="2"/>
          </chart:series>
          <chart:series chart:style-name="ch11" chart:values-cell-range-address="Sheet1.O9:Sheet1.O10" chart:label-cell-address="Sheet1.O8:Sheet1.O8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K8:Sheet1.K8">Tiny (7%)</text:p>
              </table:table-cell>
              <table:table-cell office:value-type="string">
                <text:p text:id="Sheet1.L8:Sheet1.L8">Small(24%)</text:p>
              </table:table-cell>
              <table:table-cell office:value-type="string">
                <text:p text:id="Sheet1.M8:Sheet1.M8">Medium(38%)</text:p>
              </table:table-cell>
              <table:table-cell office:value-type="string">
                <text:p text:id="Sheet1.N8:Sheet1.N8">Large(24%)</text:p>
              </table:table-cell>
              <table:table-cell office:value-type="string">
                <text:p text:id="Sheet1.O8:Sheet1.O8">Huge(7%)</text:p>
              </table:table-cell>
            </table:table-row>
          </table:table-header-rows>
          <table:table-rows>
            <table:table-row>
              <table:table-cell office:value-type="string">
                <text:p text:id="Sheet1.J9:Sheet1.J10">Avg. LOC</text:p>
              </table:table-cell>
              <table:table-cell office:value-type="float" office:value="2">
                <text:p text:id="Sheet1.K9:Sheet1.K10">2</text:p>
              </table:table-cell>
              <table:table-cell office:value-type="float" office:value="4">
                <text:p text:id="Sheet1.L9:Sheet1.L10">4</text:p>
              </table:table-cell>
              <table:table-cell office:value-type="float" office:value="7">
                <text:p text:id="Sheet1.M9:Sheet1.M10">7</text:p>
              </table:table-cell>
              <table:table-cell office:value-type="float" office:value="18">
                <text:p text:id="Sheet1.N9:Sheet1.N10">18</text:p>
              </table:table-cell>
              <table:table-cell office:value-type="float" office:value="43">
                <text:p text:id="Sheet1.O9:Sheet1.O10">43</text:p>
              </table:table-cell>
            </table:table-row>
            <table:table-row>
              <table:table-cell office:value-type="string">
                <text:p>Avg. LOC Tests</text:p>
              </table:table-cell>
              <table:table-cell office:value-type="float" office:value="4.5">
                <text:p>4.5</text:p>
              </table:table-cell>
              <table:table-cell office:value-type="float" office:value="4.53333333333333">
                <text:p>4.53333333333333</text:p>
              </table:table-cell>
              <table:table-cell office:value-type="float" office:value="3.78260869565217">
                <text:p>3.78260869565217</text:p>
              </table:table-cell>
              <table:table-cell office:value-type="float" office:value="2.46153846153846">
                <text:p>2.46153846153846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